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4cm" svg:x="6.8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1.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14cm" svg:y="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7.5cm" svg:y="4.238cm">
          <draw:text-box>
            <text:p>1</text:p>
          </draw:text-box>
        </draw:frame>
        <draw:frame draw:style-name="gr2" draw:layer="layout" svg:width="0.853cm" svg:height="0.962cm" svg:x="9.947cm" svg:y="4.238cm">
          <draw:text-box>
            <text:p>2</text:p>
          </draw:text-box>
        </draw:frame>
        <draw:frame draw:style-name="gr2" draw:layer="layout" svg:width="0.853cm" svg:height="0.962cm" svg:x="12.247cm" svg:y="4.3cm">
          <draw:text-box>
            <text:p>3</text:p>
          </draw:text-box>
        </draw:frame>
        <draw:frame draw:style-name="gr2" draw:layer="layout" svg:width="0.853cm" svg:height="0.962cm" svg:x="14.6cm" svg:y="4.3cm">
          <draw:text-box>
            <text:p>4</text:p>
          </draw:text-box>
        </draw:frame>
        <draw:line draw:style-name="gr3" draw:text-style-name="P1" draw:layer="layout" svg:x1="3.2cm" svg:y1="4.7cm" svg:x2="6.9cm" svg:y2="4.7cm">
          <text:p/>
        </draw:line>
        <draw:frame draw:style-name="gr4" draw:layer="layout" svg:width="0.925cm" svg:height="0.962cm" svg:x="2cm" svg:y="4.438cm">
          <draw:text-box>
            <text:p>A</text:p>
          </draw:text-box>
        </draw:frame>
        <draw:custom-shape draw:style-name="gr1" draw:text-style-name="P1" draw:layer="layout" svg:width="1.3cm" svg:height="0.912cm" svg:x="1.9cm" svg:y="4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3cm" svg:height="0.912cm" svg:x="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0.925cm" svg:height="0.962cm" svg:x="2.2cm" svg:y="10.7cm">
          <draw:text-box>
            <text:p>B</text:p>
          </draw:text-box>
        </draw:frame>
        <draw:line draw:style-name="gr3" draw:text-style-name="P1" draw:layer="layout" svg:x1="3.3cm" svg:y1="10.7cm" svg:x2="7.798cm" svg:y2="5.453cm">
          <text:p/>
        </draw:line>
        <draw:frame draw:style-name="gr5" draw:layer="layout" svg:width="0.925cm" svg:height="0.962cm" svg:x="2.075cm" svg:y="4.3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cursive </meta:initial-creator>
    <meta:creation-date>2013-09-06T20:06:00</meta:creation-date>
    <dc:date>2013-09-06T22:13:43</dc:date>
    <dc:creator>recursive </dc:creator>
    <meta:editing-duration>P0D</meta:editing-duration>
    <meta:editing-cycles>2</meta:editing-cycles>
    <meta:generator>LibreOffice/3.6$Linux_x86 LibreOffice_project/360m1$Build-2</meta:generator>
    <meta:document-statistic meta:object-count="15"/>
  </office:meta>
</office:document-meta>
</file>